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4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Fett" style:font-family-generic="swiss" style:font-pitch="variable"/>
    <style:font-face style:name="Arial1" svg:font-family="Arial" style:font-adornments="Standard" style:font-family-generic="swiss" style:font-pitch="variable"/>
    <style:font-face style:name="Arial3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cm" table:align="left"/>
    </style:style>
    <style:style style:name="Tabelle1.A" style:family="table-column">
      <style:table-column-properties style:column-width="3.302cm"/>
    </style:style>
    <style:style style:name="Tabelle1.B" style:family="table-column">
      <style:table-column-properties style:column-width="6.646cm"/>
    </style:style>
    <style:style style:name="Tabelle1.C" style:family="table-column">
      <style:table-column-properties style:column-width="3.558cm"/>
    </style:style>
    <style:style style:name="Tabelle1.D" style:family="table-column">
      <style:table-column-properties style:column-width="3.494cm"/>
    </style:style>
    <style:style style:name="Tabelle1.A1" style:family="table-cell">
      <style:table-cell-properties style:vertical-align="middle" fo:padding="0.049cm" fo:border="none"/>
    </style:style>
    <style:style style:name="P1" style:family="paragraph" style:parent-style-name="Heading_20_1">
      <style:paragraph-properties fo:break-before="page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5"/>
    <style:style style:name="P7" style:family="paragraph" style:parent-style-name="Text_20_body" style:list-style-name="L6"/>
    <style:style style:name="P8" style:family="paragraph" style:parent-style-name="Text_20_body" style:list-style-name="L7"/>
    <style:style style:name="P9" style:family="paragraph" style:parent-style-name="Text_20_body" style:list-style-name="L8"/>
    <style:style style:name="P10" style:family="paragraph" style:parent-style-name="Text_20_body" style:list-style-name="L9"/>
    <style:style style:name="P11" style:family="paragraph" style:parent-style-name="Text_20_body" style:list-style-name="L10"/>
    <style:style style:name="P12" style:family="paragraph" style:parent-style-name="Text_20_body" style:list-style-name="L11"/>
    <style:style style:name="P13" style:family="paragraph" style:parent-style-name="Text_20_body" style:list-style-name="L12"/>
    <style:style style:name="P14" style:family="paragraph" style:parent-style-name="Text_20_body" style:list-style-name="L13"/>
    <style:style style:name="P15" style:family="paragraph" style:parent-style-name="Text_20_body" style:list-style-name="L14"/>
    <style:style style:name="P16" style:family="paragraph" style:parent-style-name="Text_20_body" style:list-style-name="L15"/>
    <style:style style:name="P17" style:family="paragraph" style:parent-style-name="Text_20_body" style:list-style-name="L16"/>
    <style:style style:name="P18" style:family="paragraph" style:parent-style-name="Text_20_body" style:list-style-name="L17"/>
    <style:style style:name="P19" style:family="paragraph" style:parent-style-name="Text_20_body" style:list-style-name="L18"/>
    <style:style style:name="P20" style:family="paragraph" style:parent-style-name="Text_20_body" style:list-style-name="L19"/>
    <style:style style:name="P21" style:family="paragraph" style:parent-style-name="Text_20_body" style:list-style-name="L20"/>
    <style:style style:name="P22" style:family="paragraph" style:parent-style-name="Text_20_body" style:list-style-name="L21"/>
    <style:style style:name="P23" style:family="paragraph" style:parent-style-name="Text_20_body" style:list-style-name="L22"/>
    <style:style style:name="P24" style:family="paragraph" style:parent-style-name="Text_20_body" style:list-style-name="L23"/>
    <style:style style:name="P25" style:family="paragraph" style:parent-style-name="Text_20_body" style:list-style-name="L24"/>
    <style:style style:name="P26" style:family="paragraph" style:parent-style-name="Text_20_body" style:list-style-name="L25"/>
    <style:style style:name="P27" style:family="paragraph" style:parent-style-name="Text_20_body" style:list-style-name="L26"/>
    <style:style style:name="P28" style:family="paragraph" style:parent-style-name="Text_20_body" style:list-style-name="L27"/>
    <style:style style:name="P29" style:family="paragraph" style:parent-style-name="Text_20_body" style:list-style-name="L28"/>
    <style:style style:name="P30" style:family="paragraph" style:parent-style-name="Text_20_body" style:list-style-name="L29"/>
    <style:style style:name="P31" style:family="paragraph" style:parent-style-name="Text_20_body" style:list-style-name="L30"/>
    <style:style style:name="P32" style:family="paragraph" style:parent-style-name="Text_20_body" style:list-style-name="L31"/>
    <style:style style:name="P33" style:family="paragraph" style:parent-style-name="Text_20_body" style:list-style-name="L32"/>
    <style:style style:name="P34" style:family="paragraph" style:parent-style-name="Text_20_body" style:list-style-name="L33"/>
    <style:style style:name="P35" style:family="paragraph" style:parent-style-name="Text_20_body" style:list-style-name="L34"/>
    <style:style style:name="P36" style:family="paragraph" style:parent-style-name="Text_20_body" style:list-style-name="L35"/>
    <style:style style:name="P37" style:family="paragraph" style:parent-style-name="Text_20_body" style:list-style-name="L36"/>
    <style:style style:name="P38" style:family="paragraph" style:parent-style-name="Text_20_body" style:list-style-name="L37"/>
    <style:style style:name="P39" style:family="paragraph" style:parent-style-name="Text_20_body" style:list-style-name="L38"/>
    <style:style style:name="P40" style:family="paragraph" style:parent-style-name="Text_20_body" style:list-style-name="L39"/>
    <style:style style:name="P41" style:family="paragraph" style:parent-style-name="Text_20_body" style:list-style-name="L40"/>
    <style:style style:name="P42" style:family="paragraph" style:parent-style-name="Text_20_body" style:list-style-name="L41"/>
    <style:style style:name="P43" style:family="paragraph" style:parent-style-name="Text_20_body" style:list-style-name="L42"/>
    <style:style style:name="P44" style:family="paragraph" style:parent-style-name="Text_20_body" style:list-style-name="L43"/>
    <style:style style:name="P45" style:family="paragraph" style:parent-style-name="Text_20_body" style:list-style-name="L44"/>
    <style:style style:name="P46" style:family="paragraph" style:parent-style-name="Text_20_body">
      <style:paragraph-properties>
        <style:tab-stops>
          <style:tab-stop style:position="3.983cm"/>
        </style:tab-stops>
      </style:paragraph-properties>
    </style:style>
    <style:style style:name="P47" style:family="paragraph" style:parent-style-name="Preformatted_20_Text">
      <style:paragraph-properties style:writing-mode="lr-tb"/>
    </style:style>
    <style:style style:name="P48" style:family="paragraph" style:parent-style-name="Preformatted_20_Text">
      <style:paragraph-properties fo:margin-top="0cm" fo:margin-bottom="0.499cm" style:writing-mode="lr-tb"/>
    </style:style>
    <style:style style:name="P49" style:family="paragraph" style:parent-style-name="Heading_20_2">
      <style:paragraph-properties fo:break-before="page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eading">Pflichtenheft – Inbox / IN_APP Service </text:p>
      <text:p text:style-name="Text_20_body">Pflichtenheft V1.0</text:p>
      <text:p text:style-name="P46"><text:line-break/>Service-Name: <text:tab/><text:span text:style-name="Strong_20_Emphasis">inbox-service</text:span><text:line-break/>Version: <text:tab/><text:span text:style-name="Strong_20_Emphasis">1.0</text:span><text:line-break/>Stand: <text:tab/><text:span text:style-name="Strong_20_Emphasis">14.02.2026</text:span><text:line-break/>Geltungsbereich: <text:tab/>Microservice zur Verwaltung von <text:span text:style-name="Strong_20_Emphasis">In-App/Inbox-Nachrichten<text:tab/></text:span>innerhalb eines <text:span text:style-name="Strong_20_Emphasis">Multi-Mandanten-Systems (je Company)</text:span> inkl. <text:tab/>Zustellung durch <text:span text:style-name="Source_20_Text">messaging-service</text:span>, Read/Unread, Soft-Delete <text:tab/>(Papierkorb), Audit, Attachments (als Referenzen) sowie optional <text:tab/>Eventing (Outbox – empfohlen).<text:line-break/></text:p>
      <text:h text:style-name="Heading_20_1" text:outline-level="1">1. Einleitung</text:h>
      <text:h text:style-name="Heading_20_2" text:outline-level="2">1.1 Ziel</text:h>
      <text:p text:style-name="Text_20_body">Ziel ist die zentrale Verwaltung von <text:span text:style-name="Strong_20_Emphasis">Inbox-Nachrichten (IN_APP / INBOX)</text:span> für Benutzer innerhalb einer Company (Mandantenkontext). Der Service stellt dem Frontend eine konsistente REST-API bereit (unter <text:span text:style-name="Source_20_Text">/api/v1/*</text:span>) und ermöglicht dem <text:span text:style-name="Source_20_Text">messaging-service</text:span> die <text:span text:style-name="Strong_20_Emphasis">Zustellung</text:span> von In-App Nachrichten.</text:p>
      <text:p text:style-name="Text_20_body">Der Service stellt insbesondere sicher:</text:p>
      <text:list xml:id="list1389933986106677809" text:style-name="L1">
        <text:list-item>
          <text:p text:style-name="P2">beliebig viele Inbox-Nachrichten pro Company und Benutzer</text:p>
        </text:list-item>
        <text:list-item>
          <text:p text:style-name="P2"><text:span text:style-name="Strong_20_Emphasis">Zustellung</text:span> von Nachrichten durch <text:span text:style-name="Source_20_Text">messaging-service</text:span> über internal endpoint</text:p>
        </text:list-item>
        <text:list-item>
          <text:p text:style-name="P2"><text:span text:style-name="Strong_20_Emphasis">Read/Unread</text:span> (inkl. readAt/readBy)</text:p>
        </text:list-item>
        <text:list-item>
          <text:p text:style-name="P2"><text:span text:style-name="Strong_20_Emphasis">Soft-Delete</text:span> (Papierkorb) + optional Restore</text:p>
        </text:list-item>
        <text:list-item>
          <text:p text:style-name="P2"><text:span text:style-name="Strong_20_Emphasis">Attachments</text:span> als Referenzen (z. B. fileId/storageKey/URL) – keine Binärdaten in der DB</text:p>
        </text:list-item>
        <text:list-item>
          <text:p text:style-name="P2"><text:span text:style-name="Strong_20_Emphasis">Audit-Felder</text:span> (wer/wann erstellt, geändert, gelöscht)</text:p>
        </text:list-item>
        <text:list-item>
          <text:p text:style-name="P2">optional <text:span text:style-name="Strong_20_Emphasis">Outbox Pattern</text:span> für Domain-Events (z. B. InboxMessageCreated/Read/Deleted)</text:p>
        </text:list-item>
      </text:list>
      <text:h text:style-name="Heading_20_2" text:outline-level="2"/>
      <text:h text:style-name="P49" text:outline-level="2">1.2 Abgrenzung / Nicht-Ziele (MVP)</text:h>
      <text:p text:style-name="Text_20_body">Nicht Bestandteil des MVP:</text:p>
      <text:list xml:id="list3252158611966946922" text:style-name="L2">
        <text:list-item>
          <text:p text:style-name="P3">Authentifizierung (Login, Token-Ausstellung, MFA, Refresh Tokens) → eigener Auth-Service</text:p>
        </text:list-item>
        <text:list-item>
          <text:p text:style-name="P3">Benutzerverwaltung/Registrierung → User-Service</text:p>
        </text:list-item>
        <text:list-item>
          <text:p text:style-name="P3">Template-Management/Rendering → (aktuell im <text:span text:style-name="Source_20_Text">messaging-service</text:span> oder später Template-Service)</text:p>
        </text:list-item>
        <text:list-item>
          <text:p text:style-name="P3">Push Notifications (Geräte-Benachrichtigungen) → separater Kanal/Service später</text:p>
        </text:list-item>
        <text:list-item>
          <text:p text:style-name="P3">Volltextsuche über externe Suchsysteme (Elastic/OpenSearch) → als Erweiterung vorgesehen</text:p>
        </text:list-item>
        <text:list-item>
          <text:p text:style-name="P3">Revisionssicheres, append-only Audit-Log → optional später (Audit-Felder + Events liefern Basis)</text:p>
        </text:list-item>
      </text:list>
      <text:h text:style-name="Heading_20_2" text:outline-level="2">1.3 Begriffe</text:h>
      <text:list xml:id="list3667157307495172936" text:style-name="L3">
        <text:list-item>
          <text:p text:style-name="P4"><text:span text:style-name="Strong_20_Emphasis">InboxMessage</text:span>: Nachricht, die einem Benutzer innerhalb einer Company angezeigt wird.</text:p>
        </text:list-item>
        <text:list-item>
          <text:p text:style-name="P4"><text:span text:style-name="Strong_20_Emphasis">IN_APP / INBOX</text:span>: Zustellung innerhalb der Anwendung (Portal/Frontend), nicht per E-Mail/SMS.</text:p>
        </text:list-item>
        <text:list-item>
          <text:p text:style-name="P4"><text:span text:style-name="Strong_20_Emphasis">RecipientUserId</text:span>: Referenz auf Benutzer (User-Service).</text:p>
        </text:list-item>
        <text:list-item>
          <text:p text:style-name="P4"><text:span text:style-name="Strong_20_Emphasis">Soft-Delete / Papierkorb (TRASHED)</text:span>: Datensatz bleibt in DB, ist aber logisch gelöscht (<text:span text:style-name="Source_20_Text">trashedAt/trashedBy</text:span>). Restore möglich.</text:p>
        </text:list-item>
        <text:list-item>
          <text:p text:style-name="P4"><text:span text:style-name="Strong_20_Emphasis">Audit</text:span>: Felder, die speichern „wer“ und „wann“ erstellt/geändert/gelöscht hat.</text:p>
        </text:list-item>
        <text:list-item>
          <text:p text:style-name="P4"><text:span text:style-name="Strong_20_Emphasis">UUID/ULID</text:span>: eindeutige IDs als String; ULID ist zeitlich sortierbar.</text:p>
        </text:list-item>
        <text:list-item>
          <text:p text:style-name="P4"><text:span text:style-name="Strong_20_Emphasis">Outbox</text:span>: Pattern zur zuverlässigen Event-Ausleitung (Event in derselben DB-Transaktion schreiben).</text:p>
          <text:p text:style-name="P4"/>
        </text:list-item>
      </text:list>
      <text:h text:style-name="Heading_20_1" text:outline-level="1">2. Rahmenbedingungen / Technologie</text:h>
      <text:h text:style-name="Heading_20_2" text:outline-level="2">2.1 Technologie-Stack (MUSS)</text:h>
      <text:list xml:id="list5027772353380871263" text:style-name="L4">
        <text:list-item>
          <text:p text:style-name="P5">Backend: <text:span text:style-name="Strong_20_Emphasis">Java + Spring (Spring Boot 4.x)</text:span></text:p>
        </text:list-item>
        <text:list-item>
          <text:p text:style-name="P5">Build: <text:span text:style-name="Strong_20_Emphasis">Maven</text:span></text:p>
        </text:list-item>
        <text:list-item>
          <text:p text:style-name="P5">Datenbank: <text:span text:style-name="Strong_20_Emphasis">MariaDB (MySQL kompatibel)</text:span>, DB-Name: <text:span text:style-name="Strong_20_Emphasis"><text:span text:style-name="Source_20_Text">inbox</text:span></text:span></text:p>
        </text:list-item>
        <text:list-item>
          <text:p text:style-name="P5">API: <text:span text:style-name="Strong_20_Emphasis">REST/JSON</text:span> unter <text:span text:style-name="Strong_20_Emphasis"><text:span text:style-name="Source_20_Text">/api/v1/*</text:span></text:span></text:p>
        </text:list-item>
        <text:list-item>
          <text:p text:style-name="P5">IDs: <text:span text:style-name="Strong_20_Emphasis">UUID/ULID (String)</text:span></text:p>
        </text:list-item>
        <text:list-item>
          <text:p text:style-name="P5">Time Standard: <text:span text:style-name="Strong_20_Emphasis">UTC (ISO-8601)</text:span></text:p>
        </text:list-item>
      </text:list>
      <text:h text:style-name="Heading_20_2" text:outline-level="2"><text:soft-page-break/>2.2 Datenbank-Migrationen (SOLL)</text:h>
      <text:list xml:id="list9096063569698076047" text:style-name="L5">
        <text:list-item>
          <text:p text:style-name="P6">Schemaänderungen werden versioniert über Migrationstool (z. B. <text:span text:style-name="Strong_20_Emphasis">Flyway</text:span> oder Liquibase).</text:p>
        </text:list-item>
      </text:list>
      <text:h text:style-name="Heading_20_2" text:outline-level="2">2.3 OpenAPI/Swagger Dokumentation (MUSS)</text:h>
      <text:p text:style-name="Text_20_body">Alle Controller und DTOs werden ausführlich mit OpenAPI/Swagger annotiert:</text:p>
      <text:list xml:id="list5381426408386270760" text:style-name="L6">
        <text:list-item>
          <text:p text:style-name="P7">Endpunktbeschreibung (Zweck/Use Case)</text:p>
        </text:list-item>
        <text:list-item>
          <text:p text:style-name="P7">DTO-Schemas (Request/Response)</text:p>
        </text:list-item>
        <text:list-item>
          <text:p text:style-name="P7">Beispiele (Examples)</text:p>
        </text:list-item>
        <text:list-item>
          <text:p text:style-name="P7">Fehlerfälle (Statuscodes + Error DTO)</text:p>
        </text:list-item>
        <text:list-item>
          <text:p text:style-name="P7">Parameter (Path/Query/Body) inkl. Pflicht/Optional/Default</text:p>
        </text:list-item>
        <text:list-item>
          <text:p text:style-name="P7">Paging/Sort-Parameter (falls Liste)</text:p>
        </text:list-item>
      </text:list>
      <text:p text:style-name="Text_20_body"><text:span text:style-name="Strong_20_Emphasis">Definition of Done (MUSS):</text:span> Kein Endpoint gilt als fertig ohne vollständige Swagger-Doku.</text:p>
      <text:h text:style-name="Heading_20_2" text:outline-level="2">2.4 Zeit- und Datumsstandard (MUSS)</text:h>
      <text:list xml:id="list6708626984612054157" text:style-name="L7">
        <text:list-item>
          <text:p text:style-name="P8">Alle Zeitpunkte in Responses/Requests als UTC (ISO-8601), z. B. <text:span text:style-name="Source_20_Text">2026-02-14T12:00:00Z</text:span>.</text:p>
        </text:list-item>
        <text:list-item>
          <text:p text:style-name="P8">Serverseitige Audit-Zeitpunkte werden in UTC gesetzt.</text:p>
        </text:list-item>
      </text:list>
      <text:h text:style-name="Heading_20_2" text:outline-level="2">2.5 Lokale DB-Konfiguration (Hinweis)</text:h>
      <text:list xml:id="list1604971078479144934" text:style-name="L8">
        <text:list-item>
          <text:p text:style-name="P9">DB: <text:span text:style-name="Source_20_Text">inbox</text:span>, User: <text:span text:style-name="Source_20_Text">root</text:span>, Passwort: leer (nur lokal).<text:line-break/>Für Stage/Prod ist ein dedizierter DB-User mit Passwort Pflicht (Least Privilege).</text:p>
        </text:list-item>
      </text:list>
      <text:p text:style-name="Text_20_body"/>
      <text:h text:style-name="Heading_20_1" text:outline-level="1">3. Fachliche Anforderungen</text:h>
      <text:h text:style-name="Heading_20_2" text:outline-level="2">3.1 Mandantenmodell / Zuordnung (MUSS)</text:h>
      <text:p text:style-name="Text_20_body">Jeder Datensatz besitzt:</text:p>
      <text:list xml:id="list9144521829835249178" text:style-name="L9">
        <text:list-item>
          <text:p text:style-name="P10"><text:span text:style-name="Strong_20_Emphasis">companyId (UUID/ULID String)</text:span></text:p>
        </text:list-item>
      </text:list>
      <text:p text:style-name="Text_20_body">Konsequenz: Alle DB-Zugriffe sind company-scharf (kein Cross-Company Zugriff).</text:p>
      <text:h text:style-name="Heading_20_2" text:outline-level="2">3.2 IDs (UUID/ULID) &amp; globale Eindeutigkeit (MUSS)</text:h>
      <text:list xml:id="list6575465176502755661" text:style-name="L10">
        <text:list-item>
          <text:p text:style-name="P11"><text:span text:style-name="Source_20_Text">messageId</text:span> (InboxMessage) ist UUID/ULID String.</text:p>
        </text:list-item>
        <text:list-item>
          <text:p text:style-name="P11">IDs sind global eindeutig, aber der Service MUSS prüfen:</text:p>
          <text:list>
            <text:list-item>
              <text:p text:style-name="P11">Objekt gehört zur <text:span text:style-name="Source_20_Text">companyId</text:span> aus Auth-/Tenant-Kontext.</text:p>
            </text:list-item>
          </text:list>
        </text:list-item>
      </text:list>
      <text:h text:style-name="Heading_20_2" text:outline-level="2"/>
      <text:h text:style-name="P49" text:outline-level="2">3.3 InboxMessage Felder (MUSS/SOLL)</text:h>
      <text:p text:style-name="Text_20_body">Entity: <text:span text:style-name="Strong_20_Emphasis">InboxMessage</text:span></text:p>
      <text:p text:style-name="Text_20_body">MUSS (MVP):</text:p>
      <text:list xml:id="list6080394450801080775" text:style-name="L11">
        <text:list-item>
          <text:p text:style-name="P12"><text:span text:style-name="Source_20_Text">messageId</text:span></text:p>
        </text:list-item>
        <text:list-item>
          <text:p text:style-name="P12"><text:span text:style-name="Source_20_Text">companyId</text:span></text:p>
        </text:list-item>
        <text:list-item>
          <text:p text:style-name="P12"><text:span text:style-name="Source_20_Text">recipientUserId</text:span></text:p>
        </text:list-item>
        <text:list-item>
          <text:p text:style-name="P12"><text:span text:style-name="Source_20_Text">title</text:span></text:p>
        </text:list-item>
        <text:list-item>
          <text:p text:style-name="P12"><text:span text:style-name="Source_20_Text">body</text:span> (Text oder strukturierter Content als JSON)</text:p>
        </text:list-item>
        <text:list-item>
          <text:p text:style-name="P12"><text:span text:style-name="Source_20_Text">category</text:span> (z. B. TRANSACTIONAL/ALERT/SYSTEM – als String)</text:p>
        </text:list-item>
        <text:list-item>
          <text:p text:style-name="P12"><text:span text:style-name="Source_20_Text">severity</text:span> (z. B. INFO/WARN/ERROR – als String)</text:p>
        </text:list-item>
        <text:list-item>
          <text:p text:style-name="P12"><text:span text:style-name="Source_20_Text">status</text:span> (UNREAD/READ – als String)</text:p>
        </text:list-item>
        <text:list-item>
          <text:p text:style-name="P12"><text:span text:style-name="Source_20_Text">sourceService</text:span> (z. B. <text:span text:style-name="Source_20_Text">messaging-service</text:span>)</text:p>
        </text:list-item>
        <text:list-item>
          <text:p text:style-name="P12"><text:span text:style-name="Source_20_Text">correlationId</text:span> (Tracing, optional aber empfohlen)</text:p>
        </text:list-item>
        <text:list-item>
          <text:p text:style-name="P12">Audit: <text:span text:style-name="Source_20_Text">createdAt/By</text:span>, <text:span text:style-name="Source_20_Text">modifiedAt/By</text:span>, <text:span text:style-name="Source_20_Text">trashedAt/By</text:span></text:p>
        </text:list-item>
        <text:list-item>
          <text:p text:style-name="P12"><text:span text:style-name="Source_20_Text">version</text:span> (Optimistic Locking) (MUSS, siehe 3.8)</text:p>
        </text:list-item>
      </text:list>
      <text:p text:style-name="Text_20_body">SOLL (typisch):</text:p>
      <text:list xml:id="list4065968896839276628" text:style-name="L12">
        <text:list-item>
          <text:p text:style-name="P13"><text:span text:style-name="Source_20_Text">expiresAt</text:span> (NULL = unbegrenzt)</text:p>
        </text:list-item>
        <text:list-item>
          <text:p text:style-name="P13"><text:span text:style-name="Source_20_Text">actions[]</text:span> (z. B. Link/Button: label + url + actionType)</text:p>
        </text:list-item>
        <text:list-item>
          <text:p text:style-name="P13"><text:span text:style-name="Source_20_Text">tags[]</text:span> (freie Marker)</text:p>
        </text:list-item>
        <text:list-item>
          <text:p text:style-name="P13"><text:span text:style-name="Source_20_Text">externalReference</text:span> (z. B. Ticket-ID)</text:p>
        </text:list-item>
      </text:list>
      <text:h text:style-name="Heading_20_2" text:outline-level="2">3.4 Attachments (Referenzen) (MUSS)</text:h>
      <text:p text:style-name="Text_20_body">Entity: <text:span text:style-name="Strong_20_Emphasis">InboxAttachmentRef</text:span></text:p>
      <text:list xml:id="list4199866929466326679" text:style-name="L13">
        <text:list-item>
          <text:p text:style-name="P14"><text:span text:style-name="Source_20_Text">attachmentId</text:span></text:p>
        </text:list-item>
        <text:list-item>
          <text:p text:style-name="P14"><text:span text:style-name="Source_20_Text">companyId</text:span></text:p>
        </text:list-item>
        <text:list-item>
          <text:p text:style-name="P14"><text:span text:style-name="Source_20_Text">messageId</text:span></text:p>
        </text:list-item>
        <text:list-item>
          <text:p text:style-name="P14"><text:span text:style-name="Source_20_Text">fileId</text:span> oder <text:span text:style-name="Source_20_Text">storageKey</text:span> oder <text:span text:style-name="Source_20_Text">downloadUrl</text:span></text:p>
        </text:list-item>
        <text:list-item>
          <text:p text:style-name="P14"><text:span text:style-name="Source_20_Text">filename</text:span>, <text:span text:style-name="Source_20_Text">mimeType</text:span>, <text:span text:style-name="Source_20_Text">sizeBytes</text:span> (Metadaten)<text:line-break/>Regel (MUSS):</text:p>
        </text:list-item>
        <text:list-item>
          <text:p text:style-name="P14">Keine Binärdaten in DB speichern.</text:p>
        </text:list-item>
        <text:list-item>
          <text:p text:style-name="P14">Zugriff auf Attachments erfolgt über File-/Download-Service (separat).</text:p>
        </text:list-item>
      </text:list>
      <text:h text:style-name="Heading_20_2" text:outline-level="2"/>
      <text:h text:style-name="P49" text:outline-level="2">3.5 Zustellung (Internal API) (MUSS)</text:h>
      <text:p text:style-name="Text_20_body">Der <text:span text:style-name="Source_20_Text">messaging-service</text:span> muss Inbox-Nachrichten zustellen können.</text:p>
      <text:list xml:id="list691503824677725533" text:style-name="L14">
        <text:list-item>
          <text:p text:style-name="P15">Endpoint unter <text:span text:style-name="Source_20_Text">/api/v1/internal/...</text:span></text:p>
        </text:list-item>
        <text:list-item>
          <text:p text:style-name="P15">Zustellung für <text:span text:style-name="Strong_20_Emphasis">einzelnen Empfänger</text:span> und optional <text:span text:style-name="Strong_20_Emphasis">Batch</text:span> (1..n recipients)</text:p>
        </text:list-item>
        <text:list-item>
          <text:p text:style-name="P15">Bei Zustellung gilt:</text:p>
          <text:list>
            <text:list-item>
              <text:p text:style-name="P15"><text:span text:style-name="Source_20_Text">status = UNREAD</text:span></text:p>
            </text:list-item>
            <text:list-item>
              <text:p text:style-name="P15"><text:span text:style-name="Source_20_Text">createdAt/By</text:span> wird gesetzt</text:p>
            </text:list-item>
            <text:list-item>
              <text:p text:style-name="P15"><text:span text:style-name="Source_20_Text">sourceService = messaging-service</text:span> (oder übergeben)</text:p>
            </text:list-item>
          </text:list>
        </text:list-item>
      </text:list>
      <text:h text:style-name="Heading_20_2" text:outline-level="2">3.6 Lesen / Read / Unread (MUSS)</text:h>
      <text:list xml:id="list7319682051064760464" text:style-name="L15">
        <text:list-item>
          <text:p text:style-name="P16">User kann Nachricht abrufen (Detail).</text:p>
        </text:list-item>
        <text:list-item>
          <text:p text:style-name="P16">User kann Nachricht als <text:span text:style-name="Strong_20_Emphasis">READ</text:span> markieren:</text:p>
          <text:list>
            <text:list-item>
              <text:p text:style-name="P16">setzt <text:span text:style-name="Source_20_Text">status=READ</text:span>, <text:span text:style-name="Source_20_Text">readAt</text:span>, <text:span text:style-name="Source_20_Text">readBy</text:span></text:p>
            </text:list-item>
          </text:list>
        </text:list-item>
        <text:list-item>
          <text:p text:style-name="P16">User kann Nachricht als <text:span text:style-name="Strong_20_Emphasis">UNREAD</text:span> markieren:</text:p>
          <text:list>
            <text:list-item>
              <text:p text:style-name="P16">setzt <text:span text:style-name="Source_20_Text">status=UNREAD</text:span>, <text:span text:style-name="Source_20_Text">readAt/readBy</text:span> zurück (oder historisiert via Events)</text:p>
            </text:list-item>
          </text:list>
        </text:list-item>
      </text:list>
      <text:h text:style-name="Heading_20_2" text:outline-level="2">3.7 Soft-Delete, Restore, Retention (MUSS/SOLL)</text:h>
      <text:p text:style-name="Text_20_body">MUSS:</text:p>
      <text:list xml:id="list7383988532894449863" text:style-name="L16">
        <text:list-item>
          <text:p text:style-name="P17">Soft-Delete über <text:span text:style-name="Source_20_Text">trashedAt/trashedBy</text:span></text:p>
        </text:list-item>
        <text:list-item>
          <text:p text:style-name="P17">Standard-GET/LIST liefern nur <text:span text:style-name="Source_20_Text">trashedAt IS NULL</text:span> (außer <text:span text:style-name="Source_20_Text">includeTrashed=true</text:span>)</text:p>
        </text:list-item>
        <text:list-item>
          <text:p text:style-name="P17">Soft-Delete durch User (Eigentümer) oder Admin (falls vorgesehen)</text:p>
        </text:list-item>
      </text:list>
      <text:p text:style-name="Text_20_body">SOLL:</text:p>
      <text:list xml:id="list9222637893163789261" text:style-name="L17">
        <text:list-item>
          <text:p text:style-name="P18">Restore-Endpunkt für InboxMessage (z. B. „aus Papierkorb wiederherstellen“)</text:p>
        </text:list-item>
        <text:list-item>
          <text:p text:style-name="P18">Retention/Purge: endgültiges Löschen nach konfigurierbarer Frist (z. B. 90 Tage) per Job</text:p>
        </text:list-item>
      </text:list>
      <text:h text:style-name="Heading_20_2" text:outline-level="2"/>
      <text:h text:style-name="P49" text:outline-level="2">3.8 Audit &amp; Versionierung (MUSS)</text:h>
      <text:p text:style-name="Text_20_body">MUSS:</text:p>
      <text:list xml:id="list6373965150945937109" text:style-name="L18">
        <text:list-item>
          <text:p text:style-name="P19">Audit-Felder: <text:span text:style-name="Source_20_Text">createdAt/By</text:span>, <text:span text:style-name="Source_20_Text">modifiedAt/By</text:span>, <text:span text:style-name="Source_20_Text">trashedAt/By</text:span></text:p>
        </text:list-item>
        <text:list-item>
          <text:p text:style-name="P19">Actor (*_By) kommt aus Auth-Kontext als <text:span text:style-name="Source_20_Text">subjectId</text:span> (String)</text:p>
        </text:list-item>
      </text:list>
      <text:p text:style-name="Text_20_body">MUSS:</text:p>
      <text:list xml:id="list1699603806864616565" text:style-name="L19">
        <text:list-item>
          <text:p text:style-name="P20"><text:span text:style-name="Source_20_Text">version</text:span> (Optimistic Locking), insbesondere bei parallelen Aktionen:</text:p>
          <text:list>
            <text:list-item>
              <text:p text:style-name="P20">Read/Unread</text:p>
            </text:list-item>
            <text:list-item>
              <text:p text:style-name="P20">Delete/Restore</text:p>
            </text:list-item>
            <text:list-item>
              <text:p text:style-name="P20">Updates an Message (falls erlaubt)</text:p>
            </text:list-item>
          </text:list>
        </text:list-item>
      </text:list>
      <text:h text:style-name="Heading_20_2" text:outline-level="2">3.9 Sicherheit / Zugriff (MUSS)</text:h>
      <text:list xml:id="list1557705513030640536" text:style-name="L20">
        <text:list-item>
          <text:p text:style-name="P21">User darf nur InboxMessages lesen/ändern, die:</text:p>
          <text:list>
            <text:list-item>
              <text:p text:style-name="P21">zur eigenen <text:span text:style-name="Source_20_Text">companyId</text:span> gehören und</text:p>
            </text:list-item>
            <text:list-item>
              <text:p text:style-name="P21"><text:span text:style-name="Source_20_Text">recipientUserId</text:span> = aktueller User ist (oder Admin-Rolle)</text:p>
            </text:list-item>
          </text:list>
        </text:list-item>
        <text:list-item>
          <text:p text:style-name="P21">Internal Endpoint ist nur für <text:span text:style-name="Source_20_Text">messaging-service</text:span> erlaubt (Service-to-Service Auth).</text:p>
        </text:list-item>
      </text:list>
      <text:h text:style-name="Heading_20_2" text:outline-level="2">3.10 Domain-Events / Outbox (SOLL, empfohlen)</text:h>
      <text:p text:style-name="Text_20_body">Outbox Pattern: Domain-Event wird in derselben DB-Transaktion geschrieben.</text:p>
      <text:p text:style-name="Text_20_body">Events (minimal):</text:p>
      <text:list xml:id="list893140751077774599" text:style-name="L21">
        <text:list-item>
          <text:p text:style-name="P22"><text:span text:style-name="Source_20_Text">InboxMessageCreated</text:span></text:p>
        </text:list-item>
        <text:list-item>
          <text:p text:style-name="P22"><text:span text:style-name="Source_20_Text">InboxMessageRead</text:span></text:p>
        </text:list-item>
        <text:list-item>
          <text:p text:style-name="P22"><text:span text:style-name="Source_20_Text">InboxMessageUnread</text:span></text:p>
        </text:list-item>
        <text:list-item>
          <text:p text:style-name="P22"><text:span text:style-name="Source_20_Text">InboxMessageTrashed</text:span></text:p>
        </text:list-item>
        <text:list-item>
          <text:p text:style-name="P22"><text:span text:style-name="Source_20_Text">InboxMessageRestored</text:span> (falls Restore)</text:p>
        </text:list-item>
        <text:list-item>
          <text:p text:style-name="P22"><text:span text:style-name="Source_20_Text">InboxMessageExpired/Purged</text:span> (falls Retention aktiv)</text:p>
        </text:list-item>
      </text:list>
      <text:p text:style-name="Text_20_body"/>
      <text:h text:style-name="Heading_20_1" text:outline-level="1">4. Nicht-funktionale Anforderungen</text:h>
      <text:h text:style-name="Heading_20_2" text:outline-level="2">4.1 Mandantentrennung (MUSS)</text:h>
      <text:list xml:id="list1442446486702596245" text:style-name="L22">
        <text:list-item>
          <text:p text:style-name="P23"><text:span text:style-name="Source_20_Text">companyId</text:span> wird serverseitig gegen Auth-/Tenant-Kontext geprüft (403 bei Cross-Company).</text:p>
        </text:list-item>
      </text:list>
      <text:h text:style-name="Heading_20_2" text:outline-level="2">4.2 Logging/Tracing (SOLL)</text:h>
      <text:list xml:id="list7142277352376315500" text:style-name="L23">
        <text:list-item>
          <text:p text:style-name="P24">Jede Anfrage loggt <text:span text:style-name="Source_20_Text">correlationId</text:span>, <text:span text:style-name="Source_20_Text">companyId</text:span>, Endpoint, Dauer, Statuscode.</text:p>
        </text:list-item>
        <text:list-item>
          <text:p text:style-name="P24">Keine sensiblen Inhalte im Klartext loggen (Body, URLs mit Tokens, etc.).</text:p>
        </text:list-item>
      </text:list>
      <text:h text:style-name="Heading_20_2" text:outline-level="2"><text:soft-page-break/>4.3 Performance (MUSS/SOLL)</text:h>
      <text:list xml:id="list2714921008623043085" text:style-name="L24">
        <text:list-item>
          <text:p text:style-name="P25">Paging ist Pflicht für Listen.</text:p>
        </text:list-item>
        <text:list-item>
          <text:p text:style-name="P25">Geeignete Indizes (siehe Abschnitt 5).</text:p>
        </text:list-item>
        <text:list-item>
          <text:p text:style-name="P25">Batch-Zustellung soll effizient sein (ein DB-Commit pro Batch, wenn möglich).</text:p>
        </text:list-item>
      </text:list>
      <text:h text:style-name="Heading_20_2" text:outline-level="2">4.4 Betrieb / Docker (MUSS)</text:h>
      <text:list xml:id="list6467554750156086292" text:style-name="L25">
        <text:list-item>
          <text:p text:style-name="P26">Service ist containerfähig (Dockerfile).</text:p>
        </text:list-item>
        <text:list-item>
          <text:p text:style-name="P26">Health-Endpoint verfügbar (Actuator).</text:p>
        </text:list-item>
      </text:list>
      <text:p text:style-name="Text_20_body"/>
      <text:h text:style-name="Heading_20_1" text:outline-level="1">5. Datenmodell (logisch)</text:h>
      <text:h text:style-name="Heading_20_2" text:outline-level="2">5.1 Entity: InboxMessage</text:h>
      <text:p text:style-name="Text_20_body">Kernfelder:</text:p>
      <text:list xml:id="list3955151970107752075" text:style-name="L26">
        <text:list-item>
          <text:p text:style-name="P27"><text:span text:style-name="Source_20_Text">messageId</text:span>, <text:span text:style-name="Source_20_Text">companyId</text:span>, <text:span text:style-name="Source_20_Text">recipientUserId</text:span></text:p>
        </text:list-item>
        <text:list-item>
          <text:p text:style-name="P27"><text:span text:style-name="Source_20_Text">title</text:span>, <text:span text:style-name="Source_20_Text">body</text:span>, <text:span text:style-name="Source_20_Text">category</text:span>, <text:span text:style-name="Source_20_Text">severity</text:span>, <text:span text:style-name="Source_20_Text">status</text:span></text:p>
        </text:list-item>
        <text:list-item>
          <text:p text:style-name="P27"><text:span text:style-name="Source_20_Text">sourceService</text:span>, optional <text:span text:style-name="Source_20_Text">correlationId</text:span>, optional <text:span text:style-name="Source_20_Text">expiresAt</text:span></text:p>
        </text:list-item>
        <text:list-item>
          <text:p text:style-name="P27">Read: <text:span text:style-name="Source_20_Text">readAt</text:span>, <text:span text:style-name="Source_20_Text">readBy</text:span></text:p>
        </text:list-item>
        <text:list-item>
          <text:p text:style-name="P27">Audit: created/modified/trashed</text:p>
        </text:list-item>
        <text:list-item>
          <text:p text:style-name="P27"><text:span text:style-name="Source_20_Text">version</text:span></text:p>
        </text:list-item>
      </text:list>
      <text:p text:style-name="Text_20_body">Indizes (MUSS/SOLL):</text:p>
      <text:list xml:id="list8066674280534757178" text:style-name="L27">
        <text:list-item>
          <text:p text:style-name="P28">MUSS: PK(<text:span text:style-name="Source_20_Text">messageId</text:span>)</text:p>
        </text:list-item>
        <text:list-item>
          <text:p text:style-name="P28">MUSS: (<text:span text:style-name="Source_20_Text">companyId</text:span>, <text:span text:style-name="Source_20_Text">recipientUserId</text:span>, <text:span text:style-name="Source_20_Text">createdAt</text:span>) für Listen</text:p>
        </text:list-item>
        <text:list-item>
          <text:p text:style-name="P28">SOLL: (<text:span text:style-name="Source_20_Text">companyId</text:span>, <text:span text:style-name="Source_20_Text">recipientUserId</text:span>, <text:span text:style-name="Source_20_Text">status</text:span>, <text:span text:style-name="Source_20_Text">createdAt</text:span>) für unreadOnly</text:p>
        </text:list-item>
        <text:list-item>
          <text:p text:style-name="P28">SOLL: (<text:span text:style-name="Source_20_Text">companyId</text:span>, <text:span text:style-name="Source_20_Text">expiresAt</text:span>) für Expiry-Jobs</text:p>
        </text:list-item>
        <text:list-item>
          <text:p text:style-name="P28">SOLL: (<text:span text:style-name="Source_20_Text">companyId</text:span>, <text:span text:style-name="Source_20_Text">trashedAt</text:span>) für Papierkorb</text:p>
        </text:list-item>
      </text:list>
      <text:h text:style-name="Heading_20_2" text:outline-level="2">5.2 Entity: InboxAttachmentRef</text:h>
      <text:p text:style-name="Text_20_body">Kernfelder:</text:p>
      <text:list xml:id="list5010326650917081084" text:style-name="L28">
        <text:list-item>
          <text:p text:style-name="P29"><text:span text:style-name="Source_20_Text">attachmentId</text:span>, <text:span text:style-name="Source_20_Text">companyId</text:span>, <text:span text:style-name="Source_20_Text">messageId</text:span></text:p>
        </text:list-item>
        <text:list-item>
          <text:p text:style-name="P29"><text:span text:style-name="Source_20_Text">fileId/storageKey/downloadUrl</text:span>, Metadaten</text:p>
        </text:list-item>
      </text:list>
      <text:p text:style-name="Text_20_body">Indizes:</text:p>
      <text:list xml:id="list2318930266497512457" text:style-name="L29">
        <text:list-item>
          <text:p text:style-name="P30">MUSS: PK(<text:span text:style-name="Source_20_Text">attachmentId</text:span>)</text:p>
        </text:list-item>
        <text:list-item>
          <text:p text:style-name="P30">MUSS: (<text:span text:style-name="Source_20_Text">companyId</text:span>, <text:span text:style-name="Source_20_Text">messageId</text:span>)</text:p>
        </text:list-item>
      </text:list>
      <text:h text:style-name="Heading_20_2" text:outline-level="2"/>
      <text:h text:style-name="P49" text:outline-level="2">5.3 Optional: OutboxEvent (SOLL)</text:h>
      <text:list xml:id="list6161207537038431047" text:style-name="L30">
        <text:list-item>
          <text:p text:style-name="P31"><text:span text:style-name="Source_20_Text">eventId</text:span>, <text:span text:style-name="Source_20_Text">eventType</text:span>, <text:span text:style-name="Source_20_Text">occurredAtUtc</text:span>, <text:span text:style-name="Source_20_Text">companyId</text:span>, <text:span text:style-name="Source_20_Text">actorSubjectId</text:span>,<text:line-break/><text:span text:style-name="Source_20_Text">payloadJson</text:span>, <text:span text:style-name="Source_20_Text">status</text:span>, <text:span text:style-name="Source_20_Text">retryCount</text:span></text:p>
        </text:list-item>
      </text:list>
      <text:p text:style-name="Text_20_body"><text:span text:style-name="Source_20_Text"/></text:p>
      <text:h text:style-name="Heading_20_1" text:outline-level="1">6. REST-API Spezifikation (inkl. Zweck) – Basis <text:span text:style-name="Source_20_Text">/api/v1</text:span></text:h>
      <text:h text:style-name="Heading_20_2" text:outline-level="2">6.1 Internal Inbox Delivery</text:h>
      <text:list xml:id="list8826211997577766384" text:style-name="L31">
        <text:list-item>
          <text:p text:style-name="P32"><text:span text:style-name="Strong_20_Emphasis">POST /api/v1/internal/inbox/messages</text:span><text:line-break/>Zweck: InboxMessage(s) zustellen (vom <text:span text:style-name="Source_20_Text">messaging-service</text:span>).</text:p>
        </text:list-item>
      </text:list>
      <text:h text:style-name="Heading_20_2" text:outline-level="2">6.2 User Inbox</text:h>
      <text:list xml:id="list6853249051405143452" text:style-name="L32">
        <text:list-item>
          <text:p text:style-name="P33"><text:span text:style-name="Strong_20_Emphasis">GET /api/v1/inbox/messages</text:span><text:line-break/>Zweck: Nachrichten listen (Paging/Sort, Filter: unreadOnly, category, severity, from/to, includeTrashed).</text:p>
        </text:list-item>
        <text:list-item>
          <text:p text:style-name="P33"><text:span text:style-name="Strong_20_Emphasis">GET /api/v1/inbox/messages/{messageId}</text:span><text:line-break/>Zweck: Nachricht laden (nur wenn Besitzer oder Admin).</text:p>
        </text:list-item>
        <text:list-item>
          <text:p text:style-name="P33"><text:span text:style-name="Strong_20_Emphasis">POST /api/v1/inbox/messages/{messageId}/read</text:span><text:line-break/>Zweck: Nachricht als READ markieren.</text:p>
        </text:list-item>
        <text:list-item>
          <text:p text:style-name="P33"><text:span text:style-name="Strong_20_Emphasis">POST /api/v1/inbox/messages/{messageId}/unread</text:span><text:line-break/>Zweck: Nachricht als UNREAD markieren.</text:p>
        </text:list-item>
        <text:list-item>
          <text:p text:style-name="P33"><text:span text:style-name="Strong_20_Emphasis">DELETE /api/v1/inbox/messages/{messageId}</text:span><text:line-break/>Zweck: Soft-Delete (Papierkorb).</text:p>
        </text:list-item>
        <text:list-item>
          <text:p text:style-name="P33"><text:span text:style-name="Strong_20_Emphasis">POST /api/v1/inbox/messages/{messageId}/restore</text:span> (SOLL)<text:line-break/>Zweck: Restore aus Papierkorb (wenn implementiert).</text:p>
        </text:list-item>
      </text:list>
      <text:p text:style-name="Text_20_body"/>
      <text:h text:style-name="Heading_20_1" text:outline-level="1">7. DTOs (Beispiele)</text:h>
      <text:h text:style-name="Heading_20_2" text:outline-level="2">7.1 Internal: Create Inbox Message (Batch)</text:h>
      <text:p text:style-name="P47"><text:span text:style-name="Source_20_Text">{</text:span></text:p>
      <text:p text:style-name="P47"><text:span text:style-name="Source_20_Text"><text:s text:c="2"/>"companyId": "01J...COMP",</text:span></text:p>
      <text:p text:style-name="P47"><text:span text:style-name="Source_20_Text"><text:s text:c="2"/>"sourceService": "messaging-service",</text:span></text:p>
      <text:p text:style-name="P47"><text:span text:style-name="Source_20_Text"><text:s text:c="2"/>"correlationId": "c-123",</text:span></text:p>
      <text:p text:style-name="P47"><text:span text:style-name="Source_20_Text"><text:s text:c="2"/>"messages": [</text:span></text:p>
      <text:p text:style-name="P47"><text:span text:style-name="Source_20_Text"><text:s text:c="4"/>{</text:span></text:p>
      <text:p text:style-name="P47"><text:span text:style-name="Source_20_Text"><text:s text:c="6"/>"recipientUserId": "01J...USER",</text:span></text:p>
      <text:p text:style-name="P47"><text:span text:style-name="Source_20_Text"><text:s text:c="6"/>"title": "Ticket aktualisiert",</text:span></text:p>
      <text:p text:style-name="P47"><text:span text:style-name="Source_20_Text"><text:s text:c="6"/>"body": "Dein Ticket #4711 wurde bearbeitet.",</text:span></text:p>
      <text:p text:style-name="P47"><text:span text:style-name="Source_20_Text"><text:s text:c="6"/>"category": "TRANSACTIONAL",</text:span></text:p>
      <text:p text:style-name="P47"><text:span text:style-name="Source_20_Text"><text:s text:c="6"/>"severity": "INFO",</text:span></text:p>
      <text:p text:style-name="P47"><text:span text:style-name="Source_20_Text"><text:s text:c="6"/>"expiresAt": "2026-05-01T00:00:00Z",</text:span></text:p>
      <text:p text:style-name="P47"><text:span text:style-name="Source_20_Text"><text:s text:c="6"/>"actions": [</text:span></text:p>
      <text:p text:style-name="P47"><text:span text:style-name="Source_20_Text"><text:s text:c="8"/>{ "label": "Ticket öffnen", "url": "/tickets/4711", "actionType": "LINK" }</text:span></text:p>
      <text:p text:style-name="P47"><text:span text:style-name="Source_20_Text"><text:s text:c="6"/>],</text:span></text:p>
      <text:p text:style-name="P47"><text:soft-page-break/><text:span text:style-name="Source_20_Text"><text:s text:c="6"/>"attachments": [</text:span></text:p>
      <text:p text:style-name="P47"><text:span text:style-name="Source_20_Text"><text:s text:c="8"/>{ "fileId": "01J...FILE", "filename": "report.pdf", "mimeType": "application/pdf" }</text:span></text:p>
      <text:p text:style-name="P47"><text:span text:style-name="Source_20_Text"><text:s text:c="6"/>]</text:span></text:p>
      <text:p text:style-name="P47"><text:span text:style-name="Source_20_Text"><text:s text:c="4"/>}</text:span></text:p>
      <text:p text:style-name="P47"><text:span text:style-name="Source_20_Text"><text:s text:c="2"/>]</text:span></text:p>
      <text:p text:style-name="P48"><text:span text:style-name="Source_20_Text">}</text:span></text:p>
      <text:h text:style-name="Heading_20_2" text:outline-level="2">7.2 User: List Response (Paging)</text:h>
      <text:p text:style-name="P47"><text:span text:style-name="Source_20_Text">{</text:span></text:p>
      <text:p text:style-name="P47"><text:span text:style-name="Source_20_Text"><text:s text:c="2"/>"page": 0,</text:span></text:p>
      <text:p text:style-name="P47"><text:span text:style-name="Source_20_Text"><text:s text:c="2"/>"size": 50,</text:span></text:p>
      <text:p text:style-name="P47"><text:span text:style-name="Source_20_Text"><text:s text:c="2"/>"total": 123,</text:span></text:p>
      <text:p text:style-name="P47"><text:span text:style-name="Source_20_Text"><text:s text:c="2"/>"items": [</text:span></text:p>
      <text:p text:style-name="P47"><text:span text:style-name="Source_20_Text"><text:s text:c="4"/>{</text:span></text:p>
      <text:p text:style-name="P47"><text:span text:style-name="Source_20_Text"><text:s text:c="6"/>"messageId": "01J...MSG",</text:span></text:p>
      <text:p text:style-name="P47"><text:span text:style-name="Source_20_Text"><text:s text:c="6"/>"title": "Ticket aktualisiert",</text:span></text:p>
      <text:p text:style-name="P47"><text:span text:style-name="Source_20_Text"><text:s text:c="6"/>"category": "TRANSACTIONAL",</text:span></text:p>
      <text:p text:style-name="P47"><text:span text:style-name="Source_20_Text"><text:s text:c="6"/>"severity": "INFO",</text:span></text:p>
      <text:p text:style-name="P47"><text:span text:style-name="Source_20_Text"><text:s text:c="6"/>"status": "UNREAD",</text:span></text:p>
      <text:p text:style-name="P47"><text:span text:style-name="Source_20_Text"><text:s text:c="6"/>"createdAt": "2026-02-14T09:00:00Z"</text:span></text:p>
      <text:p text:style-name="P47"><text:span text:style-name="Source_20_Text"><text:s text:c="4"/>}</text:span></text:p>
      <text:p text:style-name="P47"><text:span text:style-name="Source_20_Text"><text:s text:c="2"/>]</text:span></text:p>
      <text:p text:style-name="P48"><text:span text:style-name="Source_20_Text">}</text:span></text:p>
      <text:h text:style-name="Heading_20_1" text:outline-level="1">8. Caching (SOLL)</text:h>
      <text:h text:style-name="Heading_20_2" text:outline-level="2">8.1 Ziele</text:h>
      <text:p text:style-name="Text_20_body">Reduktion von DB-Last/Latenz bei häufigen Reads (Inbox-Listen).</text:p>
      <text:h text:style-name="Heading_20_2" text:outline-level="2">8.2 Was wird gecacht?</text:h>
      <text:p text:style-name="Text_20_body">SOLL:</text:p>
      <text:list xml:id="list4006755226535695121" text:style-name="L33">
        <text:list-item>
          <text:p text:style-name="P34">GET <text:span text:style-name="Source_20_Text">/inbox/messages</text:span> je (<text:span text:style-name="Source_20_Text">companyId</text:span>, <text:span text:style-name="Source_20_Text">recipientUserId</text:span>, Filter) mit kurzer TTL</text:p>
        </text:list-item>
      </text:list>
      <text:h text:style-name="Heading_20_2" text:outline-level="2">8.3 TTL</text:h>
      <text:list xml:id="list6676844706511133252" text:style-name="L34">
        <text:list-item>
          <text:p text:style-name="P35">30–120 Sekunden (je nach Lastprofil)</text:p>
        </text:list-item>
      </text:list>
      <text:h text:style-name="Heading_20_2" text:outline-level="2">8.4 Invalidation (MUSS, falls Caching aktiv)</text:h>
      <text:list xml:id="list8903589943409050821" text:style-name="L35">
        <text:list-item>
          <text:p text:style-name="P36">Nach Zustellung: Inbox-Listen invalidieren</text:p>
        </text:list-item>
        <text:list-item>
          <text:p text:style-name="P36">Nach Read/Unread/Delete/Restore: Inbox-Listen invalidieren</text:p>
          <text:p text:style-name="P36"/>
        </text:list-item>
      </text:list>
      <text:h text:style-name="Heading_20_1" text:outline-level="1"/>
      <text:h text:style-name="P1" text:outline-level="1">9. Fehlerformat (SOLL)</text:h>
      <text:h text:style-name="Heading_20_2" text:outline-level="2">9.1 Einheitliches Error-DTO</text:h>
      <text:p text:style-name="Text_20_body">Mindestfelder:</text:p>
      <text:list xml:id="list7399348574704461088" text:style-name="L36">
        <text:list-item>
          <text:p text:style-name="P37"><text:span text:style-name="Source_20_Text">timestamp</text:span>, <text:span text:style-name="Source_20_Text">status</text:span>, <text:span text:style-name="Source_20_Text">error</text:span>, <text:span text:style-name="Source_20_Text">errorCode</text:span>, <text:span text:style-name="Source_20_Text">message</text:span>, <text:span text:style-name="Source_20_Text">path</text:span>, <text:span text:style-name="Source_20_Text">correlationId</text:span></text:p>
        </text:list-item>
        <text:list-item>
          <text:p text:style-name="P37">optional <text:span text:style-name="Source_20_Text">details[]</text:span> (Feldfehler)</text:p>
        </text:list-item>
      </text:list>
      <text:p text:style-name="Text_20_body">Typische Fehlercodes (MUSS):</text:p>
      <text:list xml:id="list5135247028258240996" text:style-name="L37">
        <text:list-item>
          <text:p text:style-name="P38"><text:span text:style-name="Source_20_Text">INBOX_MESSAGE_NOT_FOUND</text:span></text:p>
        </text:list-item>
        <text:list-item>
          <text:p text:style-name="P38"><text:span text:style-name="Source_20_Text">ACCESS_DENIED</text:span></text:p>
        </text:list-item>
        <text:list-item>
          <text:p text:style-name="P38"><text:span text:style-name="Source_20_Text">OBJECT_TRASHED_OPERATION_NOT_ALLOWED</text:span></text:p>
        </text:list-item>
        <text:list-item>
          <text:p text:style-name="P38"><text:span text:style-name="Source_20_Text">OPTIMISTIC_LOCK_FAILED</text:span></text:p>
        </text:list-item>
        <text:list-item>
          <text:p text:style-name="P38"><text:span text:style-name="Source_20_Text">INVALID_REQUEST</text:span></text:p>
        </text:list-item>
      </text:list>
      <text:p text:style-name="Text_20_body"><text:span text:style-name="Source_20_Text"/></text:p>
      <text:h text:style-name="Heading_20_1" text:outline-level="1">10. Pagination &amp; Sort (SOLL)</text:h>
      <text:h text:style-name="Heading_20_2" text:outline-level="2">10.1 Standard</text:h>
      <text:list xml:id="list6968665616731677627" text:style-name="L38">
        <text:list-item>
          <text:p text:style-name="P39"><text:span text:style-name="Source_20_Text">page</text:span> (default 0), <text:span text:style-name="Source_20_Text">size</text:span> (default 50, max z. B. 200)</text:p>
        </text:list-item>
        <text:list-item>
          <text:p text:style-name="P39"><text:span text:style-name="Source_20_Text">sort</text:span> (z. B. <text:span text:style-name="Source_20_Text">createdAt,DESC</text:span>)</text:p>
        </text:list-item>
        <text:list-item>
          <text:p text:style-name="P39">Response: <text:span text:style-name="Source_20_Text">page/size/total/items</text:span></text:p>
        </text:list-item>
      </text:list>
      <text:p text:style-name="Text_20_body"><text:span text:style-name="Source_20_Text"/></text:p>
      <text:h text:style-name="Heading_20_1" text:outline-level="1">11. Abnahmekriterien (Auszug)</text:h>
      <text:list xml:id="list3095328221461412692" text:style-name="L39">
        <text:list-item>
          <text:p text:style-name="P40">InboxMessage kann zugestellt, gelistet, geladen, als read/unread markiert und soft-gelöscht werden (Audit korrekt).</text:p>
        </text:list-item>
        <text:list-item>
          <text:p text:style-name="P40">Mandantentrennung wird serverseitig erzwungen (403 bei Cross-Company).</text:p>
        </text:list-item>
        <text:list-item>
          <text:p text:style-name="P40">Swagger/OpenAPI ist vollständig (DoD).</text:p>
        </text:list-item>
        <text:list-item>
          <text:p text:style-name="P40">Attachments werden als Referenzen verwaltet, keine Binärdaten in DB.</text:p>
        </text:list-item>
        <text:list-item>
          <text:p text:style-name="P40">Paging/Sort ist implementiert und dokumentiert.</text:p>
        </text:list-item>
        <text:list-item>
          <text:p text:style-name="P40">Docker-Start funktioniert.</text:p>
        </text:list-item>
      </text:list>
      <text:p text:style-name="Text_20_body"/>
      <text:h text:style-name="Heading_20_1" text:outline-level="1"/>
      <text:h text:style-name="P1" text:outline-level="1">MUSS/SOLL/KANN Übersicht</text:h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header-rows>
          <table:table-row>
            <table:table-cell table:style-name="Tabelle1.A1" office:value-type="string">
              <text:p text:style-name="Table_20_Heading">Bereich</text:p>
            </table:table-cell>
            <table:table-cell table:style-name="Tabelle1.A1" office:value-type="string">
              <text:p text:style-name="Table_20_Heading">MUSS</text:p>
            </table:table-cell>
            <table:table-cell table:style-name="Tabelle1.A1" office:value-type="string">
              <text:p text:style-name="Table_20_Heading">SOLL</text:p>
            </table:table-cell>
            <table:table-cell table:style-name="Tabelle1.A1" office:value-type="string">
              <text:p text:style-name="Table_20_Heading">KANN</text:p>
            </table:table-cell>
          </table:table-row>
        </table:table-header-rows>
        <table:table-row>
          <table:table-cell table:style-name="Tabelle1.A1" office:value-type="string">
            <text:p text:style-name="Table_20_Contents">Technologie/Stack</text:p>
          </table:table-cell>
          <table:table-cell table:style-name="Tabelle1.A1" office:value-type="string">
            <text:p text:style-name="Table_20_Contents">Java+Spring Boot, REST/JSON, MariaDB, Maven</text:p>
          </table:table-cell>
          <table:table-cell table:style-name="Tabelle1.A1" office:value-type="string">
            <text:p text:style-name="Table_20_Contents">Flyway/Liquibase</text:p>
          </table:table-cell>
          <table:table-cell table:style-name="Tabelle1.A1" office:value-type="string">
            <text:p text:style-name="Table_20_Contents">—</text:p>
          </table:table-cell>
        </table:table-row>
        <table:table-row>
          <table:table-cell table:style-name="Tabelle1.A1" office:value-type="string">
            <text:p text:style-name="Table_20_Contents">REST Base Path</text:p>
          </table:table-cell>
          <table:table-cell table:style-name="Tabelle1.A1" office:value-type="string">
            <text:p text:style-name="Table_20_Contents"><text:span text:style-name="Source_20_Text">/api/v1/*</text:span></text:p>
          </table:table-cell>
          <table:table-cell table:style-name="Tabelle1.A1" office:value-type="string">
            <text:p text:style-name="Table_20_Contents">—</text:p>
          </table:table-cell>
          <table:table-cell table:style-name="Tabelle1.A1" office:value-type="string">
            <text:p text:style-name="Table_20_Contents">—</text:p>
          </table:table-cell>
        </table:table-row>
        <table:table-row>
          <table:table-cell table:style-name="Tabelle1.A1" office:value-type="string">
            <text:p text:style-name="Table_20_Contents">OpenAPI</text:p>
          </table:table-cell>
          <table:table-cell table:style-name="Tabelle1.A1" office:value-type="string">
            <text:p text:style-name="Table_20_Contents">Vollständige Doku je Endpoint (DoD)</text:p>
          </table:table-cell>
          <table:table-cell table:style-name="Tabelle1.A1" office:value-type="string">
            <text:p text:style-name="Table_20_Contents">globale Error Responses</text:p>
          </table:table-cell>
          <table:table-cell table:style-name="Tabelle1.A1" office:value-type="string">
            <text:p text:style-name="Table_20_Contents">—</text:p>
          </table:table-cell>
        </table:table-row>
        <table:table-row>
          <table:table-cell table:style-name="Tabelle1.A1" office:value-type="string">
            <text:p text:style-name="Table_20_Contents">Mandantenmodell</text:p>
          </table:table-cell>
          <table:table-cell table:style-name="Tabelle1.A1" office:value-type="string">
            <text:p text:style-name="Table_20_Contents">strikt company-scharf</text:p>
          </table:table-cell>
          <table:table-cell table:style-name="Tabelle1.A1" office:value-type="string">
            <text:p text:style-name="Table_20_Contents">—</text:p>
          </table:table-cell>
          <table:table-cell table:style-name="Tabelle1.A1" office:value-type="string">
            <text:p text:style-name="Table_20_Contents">—</text:p>
          </table:table-cell>
        </table:table-row>
        <table:table-row>
          <table:table-cell table:style-name="Tabelle1.A1" office:value-type="string">
            <text:p text:style-name="Table_20_Contents">Inbox Core</text:p>
          </table:table-cell>
          <table:table-cell table:style-name="Tabelle1.A1" office:value-type="string">
            <text:p text:style-name="Table_20_Contents">Zustellung, Liste, Detail, Read/Unread, Soft-Delete</text:p>
          </table:table-cell>
          <table:table-cell table:style-name="Tabelle1.A1" office:value-type="string">
            <text:p text:style-name="Table_20_Contents">Restore</text:p>
          </table:table-cell>
          <table:table-cell table:style-name="Tabelle1.A1" office:value-type="string">
            <text:p text:style-name="Table_20_Contents">—</text:p>
          </table:table-cell>
        </table:table-row>
        <table:table-row>
          <table:table-cell table:style-name="Tabelle1.A1" office:value-type="string">
            <text:p text:style-name="Table_20_Contents">Attachments</text:p>
          </table:table-cell>
          <table:table-cell table:style-name="Tabelle1.A1" office:value-type="string">
            <text:p text:style-name="Table_20_Contents">Referenzen (fileId/storageKey/url)</text:p>
          </table:table-cell>
          <table:table-cell table:style-name="Tabelle1.A1" office:value-type="string">
            <text:p text:style-name="Table_20_Contents">Metadaten</text:p>
          </table:table-cell>
          <table:table-cell table:style-name="Tabelle1.A1" office:value-type="string">
            <text:p text:style-name="Table_20_Contents">—</text:p>
          </table:table-cell>
        </table:table-row>
        <table:table-row>
          <table:table-cell table:style-name="Tabelle1.A1" office:value-type="string">
            <text:p text:style-name="Table_20_Contents">Audit/Version</text:p>
          </table:table-cell>
          <table:table-cell table:style-name="Tabelle1.A1" office:value-type="string">
            <text:p text:style-name="Table_20_Contents">Audit-Felder + Optimistic Lock</text:p>
          </table:table-cell>
          <table:table-cell table:style-name="Tabelle1.A1" office:value-type="string">
            <text:p text:style-name="Table_20_Contents">—</text:p>
          </table:table-cell>
          <table:table-cell table:style-name="Tabelle1.A1" office:value-type="string">
            <text:p text:style-name="Table_20_Contents">—</text:p>
          </table:table-cell>
        </table:table-row>
        <table:table-row>
          <table:table-cell table:style-name="Tabelle1.A1" office:value-type="string">
            <text:p text:style-name="Table_20_Contents">Events/Outbox</text:p>
          </table:table-cell>
          <table:table-cell table:style-name="Tabelle1.A1" office:value-type="string">
            <text:p text:style-name="Table_20_Contents">—</text:p>
          </table:table-cell>
          <table:table-cell table:style-name="Tabelle1.A1" office:value-type="string">
            <text:p text:style-name="Table_20_Contents">Outbox + Domain Events</text:p>
          </table:table-cell>
          <table:table-cell table:style-name="Tabelle1.A1" office:value-type="string">
            <text:p text:style-name="Table_20_Contents">Broker/Streaming später</text:p>
          </table:table-cell>
        </table:table-row>
        <table:table-row>
          <table:table-cell table:style-name="Tabelle1.A1" office:value-type="string">
            <text:p text:style-name="Table_20_Contents">Retention/Purge</text:p>
          </table:table-cell>
          <table:table-cell table:style-name="Tabelle1.A1" office:value-type="string">
            <text:p text:style-name="Table_20_Contents">—</text:p>
          </table:table-cell>
          <table:table-cell table:style-name="Tabelle1.A1" office:value-type="string">
            <text:p text:style-name="Table_20_Contents">Purge Job</text:p>
          </table:table-cell>
          <table:table-cell table:style-name="Tabelle1.A1" office:value-type="string">
            <text:p text:style-name="Table_20_Contents">feinere Regeln</text:p>
          </table:table-cell>
        </table:table-row>
      </table:table>
      <text:p text:style-name="Horizontal_20_Line"/>
      <text:h text:style-name="Heading_20_1" text:outline-level="1">Backlog (Epics → Stories → Tasks) – Orientierung (optional)</text:h>
      <text:p text:style-name="Text_20_body"><text:span text:style-name="Strong_20_Emphasis">EPIC 0 – Projektgrundlagen</text:span></text:p>
      <text:list xml:id="list598952285318676495" text:style-name="L40">
        <text:list-item>
          <text:p text:style-name="P41">Repo, OpenAPI Setup, Error DTO, Logging/CorrelationId, Dockerfile</text:p>
        </text:list-item>
      </text:list>
      <text:p text:style-name="Text_20_body"><text:span text:style-name="Strong_20_Emphasis">EPIC 1 – Datenmodell</text:span></text:p>
      <text:list xml:id="list5307132626824673142" text:style-name="L41">
        <text:list-item>
          <text:p text:style-name="P42">InboxMessage, AttachmentRef, Indizes, Flyway Migration V1</text:p>
        </text:list-item>
      </text:list>
      <text:p text:style-name="Text_20_body"><text:span text:style-name="Strong_20_Emphasis">EPIC 2 – Service Contracts</text:span></text:p>
      <text:list xml:id="list6003192223456920166" text:style-name="L42">
        <text:list-item>
          <text:p text:style-name="P43">Internal Delivery Endpoint, User Inbox Endpoints, Paging/Sort, Filter</text:p>
        </text:list-item>
      </text:list>
      <text:p text:style-name="Text_20_body"><text:span text:style-name="Strong_20_Emphasis">EPIC 3 – Lebenszyklus &amp; Regeln</text:span></text:p>
      <text:list xml:id="list7121459500954875571" text:style-name="L43">
        <text:list-item>
          <text:p text:style-name="P44">Read/Unread, Soft-Delete, includeTrashed, (optional Restore)</text:p>
        </text:list-item>
      </text:list>
      <text:p text:style-name="Text_20_body"><text:span text:style-name="Strong_20_Emphasis">EPIC 4 – Eventing (optional)</text:span></text:p>
      <text:list xml:id="list4667018955265656164" text:style-name="L44">
        <text:list-item>
          <text:p text:style-name="P45">Outbox Events + Publisher</text:p>
        </text:list-item>
      </text:list>
      <text:p text:style-name="Text_20_body">Wenn du möchtest, setze ich dir als nächsten Schritt <text:span text:style-name="Strong_20_Emphasis">die Controller/DTO-Struktur</text:span> exakt in diesem Stil auf (inkl. Swagger Examples + Error DTO + Paging DTO) und ergänze ein <text:span text:style-name="Strong_20_Emphasis">Flyway </text:span><text:span text:style-name="Strong_20_Emphasis"><text:span text:style-name="Source_20_Text">V1__init.sql</text:span></text:span> passend zu MariaDB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4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Fett" style:font-family-generic="swiss" style:font-pitch="variable"/>
    <style:font-face style:name="Arial1" svg:font-family="Arial" style:font-adornments="Standard" style:font-family-generic="swiss" style:font-pitch="variable"/>
    <style:font-face style:name="Arial3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3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20pt" fo:font-weight="bold" style:font-name-asian="Microsoft YaHei" style:font-size-asian="14pt" style:font-name-complex="Arial3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style:font-name="Arial1"/>
    </style:style>
    <style:style style:name="List" style:family="paragraph" style:parent-style-name="Text_20_body" style:class="list">
      <style:text-properties style:font-name-complex="Arial4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4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4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Arial2" fo:font-size="14pt" fo:font-weight="bold" style:font-name-asian="SimSun" style:font-size-asian="18pt" style:font-weight-asian="bold" style:font-name-complex="Arial3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Arial2" fo:font-size="12pt" fo:font-weight="bold" style:font-name-asian="SimSun" style:font-size-asian="14pt" style:font-weight-asian="bold" style:font-name-complex="Arial3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6pt" fo:font-weight="bold" style:font-size-asian="115%" style:font-weight-asian="bold" style:font-size-complex="11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homas Meyer</meta:initial-creator>
    <meta:creation-date>2026-02-14T12:23:43.81</meta:creation-date>
    <meta:document-statistic meta:table-count="1" meta:image-count="0" meta:object-count="0" meta:page-count="11" meta:paragraph-count="310" meta:word-count="1539" meta:character-count="12211"/>
    <dc:date>2026-02-14T12:34:30.74</dc:date>
    <dc:creator>Thomas Meyer</dc:creator>
    <meta:editing-duration>PT10M47S</meta:editing-duration>
    <meta:editing-cycles>1</meta:editing-cycles>
    <meta:generator>OpenOffice/4.1.15$Win32 OpenOffice.org_project/4115m2$Build-9813</meta:generator>
  </office:meta>
</office:document-meta>
</file>